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lls &amp; Spell talents</text:h>
      <text:p text:style-name="Text_20_body"/>
      <text:h text:style-name="Heading_20_2" text:outline-level="2">Arcane</text:h>
      <text:p text:style-name="Text_20_body">Manathurst: direct damage, LOS block</text:p>
      <text:p text:style-name="Text_20_body">Manabeam: manathrust becomes a beam</text:p>
      <text:p text:style-name="Text_20_body">Manaflow: restore mana</text:p>
      <text:p text:style-name="Text_20_body">Disruption Shield(sustained): use mana instead of life</text:p>
      <text:h text:style-name="Heading_20_2" text:outline-level="2">Fire</text:h>
      <text:p text:style-name="Text_20_body">Globe of Light</text:p>
      <text:p text:style-name="Text_20_body">Fireflash</text:p>
      <text:p text:style-name="Text_20_body">Fiery Hands(sustained): melee fire damage</text:p>
      <text:p text:style-name="Text_20_body">Fiery Shield(sustained): melee on-hit fire damage</text:p>
      <text:p text:style-name="Text_20_body">Inferno: powerful fire damage zone</text:p>
      <text:h text:style-name="Heading_20_2" text:outline-level="2">Earth</text:h>
      <text:p text:style-name="Text_20_body">Stone Skin(sustained): increases armor/defense</text:p>
      <text:p text:style-name="Text_20_body">Rejuvenate: restore stamina</text:p>
      <text:p text:style-name="Text_20_body">Dig: digs a wall</text:p>
      <text:p text:style-name="Text_20_body">Stone Wall: walls around you</text:p>
      <text:p text:style-name="Text_20_body">Stone Prison: allows to target the stone wall</text:p>
      <text:p text:style-name="Text_20_body">Strike: bolt, pushes actors away</text:p>
      <text:p text:style-name="Text_20_body"/>
      <text:h text:style-name="Heading_20_2" text:outline-level="2">Water</text:h>
      <text:p text:style-name="Text_20_body">Ent-draught: fills stomach</text:p>
      <text:p text:style-name="Text_20_body">Freeze: direct damage, no LOS block</text:p>
      <text:p text:style-name="Text_20_body">Frost Hands(sustained): melee frost damage</text:p>
      <text:p text:style-name="Text_20_body">Tidal Wave: water zone damage, expanding quickly</text:p>
      <text:p text:style-name="Text_20_body">Ice Storm: migthy ice storm follows caster around</text:p>
      <text:p text:style-name="Text_20_body">Vapor: big zone, small damage water</text:p>
      <text:h text:style-name="Heading_20_2" text:outline-level="2">Air</text:h>
      <text:p text:style-name="Text_20_body">Noxious Cloud</text:p>
      <text:p text:style-name="Text_20_body">Thunderstorm: each turn hits nearby monsters for lightning damage</text:p>
      <text:h text:style-name="Heading_20_2" text:outline-level="2">Nature</text:h>
      <text:p text:style-name="Text_20_body">Regeneration: restore health</text:p>
      <text:p text:style-name="Text_20_body">Heal</text:p>
      <text:p text:style-name="Text_20_body">Summon Animal</text:p>
      <text:p text:style-name="Text_20_body">Roots: roots the target in place for a short while, does not prevent casting/shooting</text:p>
      <text:h text:style-name="Heading_20_2" text:outline-level="2">Mind</text:h>
      <text:p text:style-name="Text_20_body">Mind Blast: short point blank stun</text:p>
      <text:p text:style-name="Text_20_body">Confuse</text:p>
      <text:p text:style-name="Text_20_body">Armor of Fear(sustained): melee on-huit shield fearing attackers</text:p>
      <text:h text:style-name="Heading_20_2" text:outline-level="2">Meta</text:h>
      <text:p text:style-name="Text_20_body">Recharge: recharges objects</text:p>
      <text:p text:style-name="Text_20_body">Spellbinder(sustained): on event, trigger spell</text:p>
      <text:p text:style-name="Text_20_body">Tracker: tracks last teleport</text:p>
      <text:p text:style-name="Text_20_body">Disperse Magic: dispells all magic effects on the target, can be self</text:p>
      <text:p text:style-name="Text_20_body"/>
      <text:h text:style-name="Heading_20_2" text:outline-level="2">Conveyance</text:h>
      <text:p text:style-name="Text_20_body">Phase Door</text:p>
      <text:p text:style-name="Text_20_body">Teleport</text:p>
      <text:p text:style-name="Text_20_body">Probability Travel(sustained): allows to « zap » through walls</text:p>
      <text:p text:style-name="Text_20_body">Controlled Teleport: allows to specify approximatively the teleport zone</text:p>
      <text:p text:style-name="Text_20_body">Targeted Teleport: allows to teleport the targeted actor, can be self</text:p>
      <text:p text:style-name="Text_20_body">Recall: recalls self to/from town</text:p>
      <text:p text:style-name="Text_20_body">Telekinesis: allows recall to teleport objects to self</text:p>
      <text:p text:style-name="Text_20_body">Imperious Summon: allows recall to teleport actors to self</text:p>
      <text:h text:style-name="Heading_20_2" text:outline-level="2">Divination</text:h>
      <text:p text:style-name="Text_20_body">Sense: detects npcs around caster</text:p>
      <text:p text:style-name="Text_20_body">Sense Hidden: sense also grants see invisible</text:p>
      <text:p text:style-name="Text_20_body">Telepathy(sustained): permanently sense minds</text:p>
      <text:p text:style-name="Text_20_body">Identify: identify an object</text:p>
      <text:p text:style-name="Text_20_body">Greater Identify: identify spell now ID's all items in inventory/floor</text:p>
      <text:p text:style-name="Text_20_body">Vision: detects map surroundings</text:p>
      <text:p text:style-name="Text_20_body">All Seeing Eye: vision now remembers all the map</text:p>
      <text:h text:style-name="Heading_20_2" text:outline-level="2">Temporal</text:h>
      <text:p text:style-name="Text_20_body">Time Prison: take out the flow of time for a while, rendering it unableto act but unattackable</text:p>
      <text:p text:style-name="Text_20_body">Essense of Speed: temporary speed up</text:p>
      <text:p text:style-name="Text_20_body">Essence of Slow: allows essence of speed to be cast on others, stealnig their time, slowing them and speeding you</text:p>
      <text:p text:style-name="Text_20_body"/>
      <text:h text:style-name="Heading_20_2" text:outline-level="2">Necromancy</text:h>
      <text:p text:style-name="P1">Being a necromancer will get you bad reactions if discovered</text:p>
      <text:p text:style-name="Text_20_body">Vampiric Bite: heals caster/damage target. requires blood. abusing it can turn into a vampire</text:p>
      <text:p text:style-name="Text_20_body">Absorb Soul(sustained): absorbs the soul of your foes and stores them, gives a « soul » counter</text:p>
      <text:p text:style-name="Text_20_body">Power Word: Death: instantly kills the target, requires many souls</text:p>
      <text:p text:style-name="Text_20_body">Devour Soul: uses one soul to heal both life and mana</text:p>
      <text:p text:style-name="Text_20_body">Blood Grasp: crushes one soul to throw a bolt of blood at the target, draining its life</text:p>
      <text:p text:style-name="Text_20_body">Death Cloud: a cloud of nefast nether energies, crushes one soul to c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10T19:29:37</meta:creation-date>
    <dc:date>2009-12-11T00:35:00</dc:date>
    <dc:language>fr-FR</dc:language>
    <meta:editing-cycles>30</meta:editing-cycles>
    <meta:editing-duration>PT5H5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435" meta:character-count="2741"/>
  </office:meta>
</office:document-meta>
</file>